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4.59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line-height="2.117cm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4.594cm" svg:x="1.4cm" svg:y="0.206cm" presentation:class="title" presentation:user-transformed="true">
          <draw:text-box>
            <text:p text:style-name="P1">Title text1<text:line-break/>Title text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8.875cm" svg:height="1.085cm" svg:x="9.576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20.0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1.4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5T18:18:44.036000000</meta:creation-date>
    <meta:editing-duration>P0D</meta:editing-duration>
    <meta:editing-cycles>1</meta:editing-cycles>
    <meta:generator>LibreOfficeDev/6.0.0.0.alpha0$Windows_x86 LibreOffice_project/b9de047454c2603e2f5a5108254cd3f967e8a88b</meta:generator>
    <meta:document-statistic meta:object-count="24"/>
  </office:meta>
</office:document-meta>
</file>